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/>
          <table:table-cell table:formula="of:=LEFT([.C2];3) &amp; RIGHT([.C2];3)" office:value-type="string" office:string-value="Kepiau" calcext:value-type="string">
            <text:p>Kepiau</text:p>
          </table:table-cell>
          <table:table-cell office:value-type="string" calcext:value-type="string">
            <text:p>Kepulauan Riau</text:p>
          </table:table-cell>
          <table:table-cell table:number-columns-repeated="2"/>
        </table:table-row>
        <table:table-row table:style-name="ro1">
          <table:table-cell/>
          <table:table-cell table:formula="of:=LEFT([.C3];3) &amp; RIGHT([.C3];3)" office:value-type="string" office:string-value="Kepung" calcext:value-type="string">
            <text:p>Kepung</text:p>
          </table:table-cell>
          <table:table-cell office:value-type="string" calcext:value-type="string">
            <text:p>Kepulauan Bangka Belitung</text:p>
          </table:table-cell>
          <table:table-cell table:number-columns-repeated="2"/>
        </table:table-row>
        <table:table-row table:style-name="ro1">
          <table:table-cell/>
          <table:table-cell table:formula="of:=LEFT([.C4];3) &amp; RIGHT([.C4];3)" office:value-type="string" office:string-value="Banten" calcext:value-type="string">
            <text:p>Banten</text:p>
          </table:table-cell>
          <table:table-cell office:value-type="string" calcext:value-type="string">
            <text:p>Banten</text:p>
          </table:table-cell>
          <table:table-cell table:number-columns-repeated="2"/>
        </table:table-row>
        <table:table-row table:style-name="ro1">
          <table:table-cell/>
          <table:table-cell table:formula="of:=LEFT([.C5];3) &amp; RIGHT([.C5];3)" office:value-type="string" office:string-value="Goralo" calcext:value-type="string">
            <text:p>Goralo</text:p>
          </table:table-cell>
          <table:table-cell office:value-type="string" calcext:value-type="string">
            <text:p>Gorontalo</text:p>
          </table:table-cell>
          <table:table-cell table:number-columns-repeated="2"/>
        </table:table-row>
        <table:table-row table:style-name="ro1">
          <table:table-cell/>
          <table:table-cell table:formula="of:=LEFT([.C6];3) &amp; RIGHT([.C6];3)" office:value-type="string" office:string-value="Malara" calcext:value-type="string">
            <text:p>Malara</text:p>
          </table:table-cell>
          <table:table-cell office:value-type="string" calcext:value-type="string">
            <text:p>Maluku Utara</text:p>
          </table:table-cell>
          <table:table-cell table:number-columns-repeated="2"/>
        </table:table-row>
        <table:table-row table:style-name="ro1">
          <table:table-cell/>
          <table:table-cell table:formula="of:=LEFT([.C7];3) &amp; RIGHT([.C7];3)" office:value-type="string" office:string-value="Paprat" calcext:value-type="string">
            <text:p>Paprat</text:p>
          </table:table-cell>
          <table:table-cell office:value-type="string" calcext:value-type="string">
            <text:p>Papua Barat</text:p>
          </table:table-cell>
          <table:table-cell table:number-columns-repeated="2"/>
        </table:table-row>
        <table:table-row table:style-name="ro1">
          <table:table-cell/>
          <table:table-cell table:formula="of:=LEFT([.C8];3) &amp; RIGHT([.C8];3)" office:value-type="string" office:string-value="Telsih" calcext:value-type="string">
            <text:p>Telsih</text:p>
          </table:table-cell>
          <table:table-cell office:value-type="string" calcext:value-type="string">
            <text:p>Teluk Cendrawasih</text:p>
          </table:table-cell>
          <table:table-cell table:number-columns-repeated="2"/>
        </table:table-row>
        <table:table-row table:style-name="ro1">
          <table:table-cell/>
          <table:table-cell table:formula="of:=LEFT([.C9];3) &amp; RIGHT([.C9];3)" office:value-type="string" office:string-value="Nanlam" calcext:value-type="string">
            <text:p>Nanlam</text:p>
          </table:table-cell>
          <table:table-cell office:value-type="string" calcext:value-type="string">
            <text:p>Nanggroe Aceh Darussalam</text:p>
          </table:table-cell>
          <table:table-cell table:number-columns-repeated="2"/>
        </table:table-row>
        <table:table-row table:style-name="ro1">
          <table:table-cell/>
          <table:table-cell table:formula="of:=LEFT([.C10];3) &amp; RIGHT([.C10];3)" office:value-type="string" office:string-value="Sumara" calcext:value-type="string">
            <text:p>Sumara</text:p>
          </table:table-cell>
          <table:table-cell office:value-type="string" calcext:value-type="string">
            <text:p>Sumatera Utara</text:p>
          </table:table-cell>
          <table:table-cell table:number-columns-repeated="2"/>
        </table:table-row>
        <table:table-row table:style-name="ro1">
          <table:table-cell/>
          <table:table-cell table:formula="of:=LEFT([.C11];3) &amp; RIGHT([.C11];3)" office:value-type="string" office:string-value="Sumrat" calcext:value-type="string">
            <text:p>Sumrat</text:p>
          </table:table-cell>
          <table:table-cell office:value-type="string" calcext:value-type="string">
            <text:p>Sumatera Barat</text:p>
          </table:table-cell>
          <table:table-cell table:number-columns-repeated="2"/>
        </table:table-row>
        <table:table-row table:style-name="ro1">
          <table:table-cell/>
          <table:table-cell table:formula="of:=LEFT([.C12];3) &amp; RIGHT([.C12];3)" office:value-type="string" office:string-value="Benulu" calcext:value-type="string">
            <text:p>Benulu</text:p>
          </table:table-cell>
          <table:table-cell office:value-type="string" calcext:value-type="string">
            <text:p>Bengkulu</text:p>
          </table:table-cell>
          <table:table-cell table:number-columns-repeated="2"/>
        </table:table-row>
        <table:table-row table:style-name="ro1">
          <table:table-cell/>
          <table:table-cell table:formula="of:=LEFT([.C13];3) &amp; RIGHT([.C13];3)" office:value-type="string" office:string-value="Riaiau" calcext:value-type="string">
            <text:p>Riaiau</text:p>
          </table:table-cell>
          <table:table-cell office:value-type="string" calcext:value-type="string">
            <text:p>Riau</text:p>
          </table:table-cell>
          <table:table-cell table:number-columns-repeated="2"/>
        </table:table-row>
        <table:table-row table:style-name="ro1">
          <table:table-cell/>
          <table:table-cell table:formula="of:=LEFT([.C14];3) &amp; RIGHT([.C14];3)" office:value-type="string" office:string-value="Kepiau" calcext:value-type="string">
            <text:p>Kepiau</text:p>
          </table:table-cell>
          <table:table-cell office:value-type="string" calcext:value-type="string">
            <text:p>Kepulauan Riau</text:p>
          </table:table-cell>
          <table:table-cell table:number-columns-repeated="2"/>
        </table:table-row>
        <table:table-row table:style-name="ro1">
          <table:table-cell/>
          <table:table-cell table:formula="of:=LEFT([.C15];3) &amp; RIGHT([.C15];3)" office:value-type="string" office:string-value="Jammbi" calcext:value-type="string">
            <text:p>Jammbi</text:p>
          </table:table-cell>
          <table:table-cell office:value-type="string" calcext:value-type="string">
            <text:p>Jambi</text:p>
          </table:table-cell>
          <table:table-cell table:number-columns-repeated="2"/>
        </table:table-row>
        <table:table-row table:style-name="ro1">
          <table:table-cell/>
          <table:table-cell table:formula="of:=LEFT([.C16];3) &amp; RIGHT([.C16];3)" office:value-type="string" office:string-value="Sumtan" calcext:value-type="string">
            <text:p>Sumtan</text:p>
          </table:table-cell>
          <table:table-cell office:value-type="string" calcext:value-type="string">
            <text:p>Sumatera Selatan</text:p>
          </table:table-cell>
          <table:table-cell table:number-columns-repeated="2"/>
        </table:table-row>
        <table:table-row table:style-name="ro1">
          <table:table-cell/>
          <table:table-cell table:formula="of:=LEFT([.C17];3) &amp; RIGHT([.C17];3)" office:value-type="string" office:string-value="Lamung" calcext:value-type="string">
            <text:p>Lamung</text:p>
          </table:table-cell>
          <table:table-cell office:value-type="string" calcext:value-type="string">
            <text:p>Lampung</text:p>
          </table:table-cell>
          <table:table-cell table:number-columns-repeated="2"/>
        </table:table-row>
        <table:table-row table:style-name="ro1">
          <table:table-cell/>
          <table:table-cell table:formula="of:=LEFT([.C18];3) &amp; RIGHT([.C18];3)" office:value-type="string" office:string-value="Kepung" calcext:value-type="string">
            <text:p>Kepung</text:p>
          </table:table-cell>
          <table:table-cell office:value-type="string" calcext:value-type="string">
            <text:p>Kepulauan Bangka Belitung</text:p>
          </table:table-cell>
          <table:table-cell table:number-columns-repeated="2"/>
        </table:table-row>
        <table:table-row table:style-name="ro1">
          <table:table-cell/>
          <table:table-cell table:formula="of:=LEFT([.C19];3) &amp; RIGHT([.C19];3)" office:value-type="string" office:string-value="DKIrta" calcext:value-type="string">
            <text:p>DKIrta</text:p>
          </table:table-cell>
          <table:table-cell office:value-type="string" calcext:value-type="string">
            <text:p>DKI Jakarta</text:p>
          </table:table-cell>
          <table:table-cell table:number-columns-repeated="2"/>
        </table:table-row>
        <table:table-row table:style-name="ro1">
          <table:table-cell/>
          <table:table-cell table:formula="of:=LEFT([.C20];3) &amp; RIGHT([.C20];3)" office:value-type="string" office:string-value="Jawrat" calcext:value-type="string">
            <text:p>Jawrat</text:p>
          </table:table-cell>
          <table:table-cell office:value-type="string" calcext:value-type="string">
            <text:p>Jawa Barat</text:p>
          </table:table-cell>
          <table:table-cell table:number-columns-repeated="2"/>
        </table:table-row>
        <table:table-row table:style-name="ro1">
          <table:table-cell/>
          <table:table-cell table:formula="of:=LEFT([.C21];3) &amp; RIGHT([.C21];3)" office:value-type="string" office:string-value="Banten" calcext:value-type="string">
            <text:p>Banten</text:p>
          </table:table-cell>
          <table:table-cell office:value-type="string" calcext:value-type="string">
            <text:p>Banten</text:p>
          </table:table-cell>
          <table:table-cell table:number-columns-repeated="2"/>
        </table:table-row>
        <table:table-row table:style-name="ro1">
          <table:table-cell/>
          <table:table-cell table:formula="of:=LEFT([.C22];3) &amp; RIGHT([.C22];3)" office:value-type="string" office:string-value="Jawgah" calcext:value-type="string">
            <text:p>Jawgah</text:p>
          </table:table-cell>
          <table:table-cell office:value-type="string" calcext:value-type="string">
            <text:p>Jawa Tengah</text:p>
          </table:table-cell>
          <table:table-cell table:number-columns-repeated="2"/>
        </table:table-row>
        <table:table-row table:style-name="ro1">
          <table:table-cell/>
          <table:table-cell table:formula="of:=LEFT([.C23];3) &amp; RIGHT([.C23];3)" office:value-type="string" office:string-value="DI rta" calcext:value-type="string">
            <text:p>DI rta</text:p>
          </table:table-cell>
          <table:table-cell office:value-type="string" calcext:value-type="string">
            <text:p>DI Yogyakarta</text:p>
          </table:table-cell>
          <table:table-cell table:number-columns-repeated="2"/>
        </table:table-row>
        <table:table-row table:style-name="ro1">
          <table:table-cell/>
          <table:table-cell table:formula="of:=LEFT([.C24];3) &amp; RIGHT([.C24];3)" office:value-type="string" office:string-value="Jawmur" calcext:value-type="string">
            <text:p>Jawmur</text:p>
          </table:table-cell>
          <table:table-cell office:value-type="string" calcext:value-type="string">
            <text:p>Jawa Timur</text:p>
          </table:table-cell>
          <table:table-cell table:number-columns-repeated="2"/>
        </table:table-row>
        <table:table-row table:style-name="ro1">
          <table:table-cell/>
          <table:table-cell table:formula="of:=LEFT([.C25];3) &amp; RIGHT([.C25];3)" office:value-type="string" office:string-value="Kalrat" calcext:value-type="string">
            <text:p>Kalrat</text:p>
          </table:table-cell>
          <table:table-cell office:value-type="string" calcext:value-type="string">
            <text:p>Kalimantan Barat</text:p>
          </table:table-cell>
          <table:table-cell table:number-columns-repeated="2"/>
        </table:table-row>
        <table:table-row table:style-name="ro1">
          <table:table-cell/>
          <table:table-cell table:formula="of:=LEFT([.C26];3) &amp; RIGHT([.C26];3)" office:value-type="string" office:string-value="Kalgah" calcext:value-type="string">
            <text:p>Kalgah</text:p>
          </table:table-cell>
          <table:table-cell office:value-type="string" calcext:value-type="string">
            <text:p>Kalimantan Tengah</text:p>
          </table:table-cell>
          <table:table-cell table:number-columns-repeated="2"/>
        </table:table-row>
        <table:table-row table:style-name="ro1">
          <table:table-cell/>
          <table:table-cell table:formula="of:=LEFT([.C27];3) &amp; RIGHT([.C27];3)" office:value-type="string" office:string-value="Kaltan" calcext:value-type="string">
            <text:p>Kaltan</text:p>
          </table:table-cell>
          <table:table-cell office:value-type="string" calcext:value-type="string">
            <text:p>Kalimantan Selatan</text:p>
          </table:table-cell>
          <table:table-cell table:number-columns-repeated="2"/>
        </table:table-row>
        <table:table-row table:style-name="ro1">
          <table:table-cell/>
          <table:table-cell table:formula="of:=LEFT([.C28];3) &amp; RIGHT([.C28];3)" office:value-type="string" office:string-value="Kalmur" calcext:value-type="string">
            <text:p>Kalmur</text:p>
          </table:table-cell>
          <table:table-cell office:value-type="string" calcext:value-type="string">
            <text:p>Kalimantan Timur</text:p>
          </table:table-cell>
          <table:table-cell table:number-columns-repeated="2"/>
        </table:table-row>
        <table:table-row table:style-name="ro1">
          <table:table-cell/>
          <table:table-cell table:formula="of:=LEFT([.C29];3) &amp; RIGHT([.C29];3)" office:value-type="string" office:string-value="Balali" calcext:value-type="string">
            <text:p>Balali</text:p>
          </table:table-cell>
          <table:table-cell office:value-type="string" calcext:value-type="string">
            <text:p>Bali</text:p>
          </table:table-cell>
          <table:table-cell table:number-columns-repeated="2"/>
        </table:table-row>
        <table:table-row table:style-name="ro1">
          <table:table-cell/>
          <table:table-cell table:formula="of:=LEFT([.C30];3) &amp; RIGHT([.C30];3)" office:value-type="string" office:string-value="Nusrat" calcext:value-type="string">
            <text:p>Nusrat</text:p>
          </table:table-cell>
          <table:table-cell office:value-type="string" calcext:value-type="string">
            <text:p>Nusa Tenggara Barat</text:p>
          </table:table-cell>
          <table:table-cell table:number-columns-repeated="2"/>
        </table:table-row>
        <table:table-row table:style-name="ro1">
          <table:table-cell/>
          <table:table-cell table:formula="of:=LEFT([.C31];3) &amp; RIGHT([.C31];3)" office:value-type="string" office:string-value="Nusmur" calcext:value-type="string">
            <text:p>Nusmur</text:p>
          </table:table-cell>
          <table:table-cell office:value-type="string" calcext:value-type="string">
            <text:p>Nusa Tenggara Timur</text:p>
          </table:table-cell>
          <table:table-cell table:number-columns-repeated="2"/>
        </table:table-row>
        <table:table-row table:style-name="ro1">
          <table:table-cell/>
          <table:table-cell table:formula="of:=LEFT([.C32];3) &amp; RIGHT([.C32];3)" office:value-type="string" office:string-value="Sulrat" calcext:value-type="string">
            <text:p>Sulrat</text:p>
          </table:table-cell>
          <table:table-cell office:value-type="string" calcext:value-type="string">
            <text:p>Sulawesi Barat</text:p>
          </table:table-cell>
          <table:table-cell table:number-columns-repeated="2"/>
        </table:table-row>
        <table:table-row table:style-name="ro1">
          <table:table-cell/>
          <table:table-cell table:formula="of:=LEFT([.C33];3) &amp; RIGHT([.C33];3)" office:value-type="string" office:string-value="Sulara" calcext:value-type="string">
            <text:p>Sulara</text:p>
          </table:table-cell>
          <table:table-cell office:value-type="string" calcext:value-type="string">
            <text:p>Sulawesi Utara</text:p>
          </table:table-cell>
          <table:table-cell table:number-columns-repeated="2"/>
        </table:table-row>
        <table:table-row table:style-name="ro1">
          <table:table-cell/>
          <table:table-cell table:formula="of:=LEFT([.C34];3) &amp; RIGHT([.C34];3)" office:value-type="string" office:string-value="Sulgah" calcext:value-type="string">
            <text:p>Sulgah</text:p>
          </table:table-cell>
          <table:table-cell office:value-type="string" calcext:value-type="string">
            <text:p>Sulawesi Tengah</text:p>
          </table:table-cell>
          <table:table-cell table:number-columns-repeated="2"/>
        </table:table-row>
        <table:table-row table:style-name="ro1">
          <table:table-cell/>
          <table:table-cell table:formula="of:=LEFT([.C35];3) &amp; RIGHT([.C35];3)" office:value-type="string" office:string-value="Sultan" calcext:value-type="string">
            <text:p>Sultan</text:p>
          </table:table-cell>
          <table:table-cell office:value-type="string" calcext:value-type="string">
            <text:p>Sulawesi Selatan</text:p>
          </table:table-cell>
          <table:table-cell table:number-columns-repeated="2"/>
        </table:table-row>
        <table:table-row table:style-name="ro1">
          <table:table-cell/>
          <table:table-cell table:formula="of:=LEFT([.C36];3) &amp; RIGHT([.C36];3)" office:value-type="string" office:string-value="Sulara" calcext:value-type="string">
            <text:p>Sulara</text:p>
          </table:table-cell>
          <table:table-cell office:value-type="string" calcext:value-type="string">
            <text:p>Sulawesi Tenggara</text:p>
          </table:table-cell>
          <table:table-cell table:number-columns-repeated="2"/>
        </table:table-row>
        <table:table-row table:style-name="ro1">
          <table:table-cell/>
          <table:table-cell table:formula="of:=LEFT([.C37];3) &amp; RIGHT([.C37];3)" office:value-type="string" office:string-value="Goralo" calcext:value-type="string">
            <text:p>Goralo</text:p>
          </table:table-cell>
          <table:table-cell office:value-type="string" calcext:value-type="string">
            <text:p>Gorontalo</text:p>
          </table:table-cell>
          <table:table-cell table:number-columns-repeated="2"/>
        </table:table-row>
        <table:table-row table:style-name="ro1">
          <table:table-cell/>
          <table:table-cell table:formula="of:=LEFT([.C38];3) &amp; RIGHT([.C38];3)" office:value-type="string" office:string-value="Maluku" calcext:value-type="string">
            <text:p>Maluku</text:p>
          </table:table-cell>
          <table:table-cell office:value-type="string" calcext:value-type="string">
            <text:p>Maluku</text:p>
          </table:table-cell>
          <table:table-cell table:number-columns-repeated="2"/>
        </table:table-row>
        <table:table-row table:style-name="ro1">
          <table:table-cell/>
          <table:table-cell table:formula="of:=LEFT([.C39];3) &amp; RIGHT([.C39];3)" office:value-type="string" office:string-value="Malara" calcext:value-type="string">
            <text:p>Malara</text:p>
          </table:table-cell>
          <table:table-cell office:value-type="string" calcext:value-type="string">
            <text:p>Maluku Utara</text:p>
          </table:table-cell>
          <table:table-cell table:number-columns-repeated="2"/>
        </table:table-row>
        <table:table-row table:style-name="ro1">
          <table:table-cell/>
          <table:table-cell table:formula="of:=LEFT([.C40];3) &amp; RIGHT([.C40];3)" office:value-type="string" office:string-value="Paprat" calcext:value-type="string">
            <text:p>Paprat</text:p>
          </table:table-cell>
          <table:table-cell office:value-type="string" calcext:value-type="string">
            <text:p>Papua Barat</text:p>
          </table:table-cell>
          <table:table-cell table:number-columns-repeated="2"/>
        </table:table-row>
        <table:table-row table:style-name="ro1">
          <table:table-cell/>
          <table:table-cell table:formula="of:=LEFT([.C41];3) &amp; RIGHT([.C41];3)" office:value-type="string" office:string-value="Pappua" calcext:value-type="string">
            <text:p>Pappua</text:p>
          </table:table-cell>
          <table:table-cell office:value-type="string" calcext:value-type="string">
            <text:p>Papua</text:p>
          </table:table-cell>
          <table:table-cell table:number-columns-repeated="2"/>
        </table:table-row>
        <table:table-row table:style-name="ro1">
          <table:table-cell/>
          <table:table-cell table:formula="of:=LEFT([.C42];3) &amp; RIGHT([.C42];3)" office:value-type="string" office:string-value="Paprat" calcext:value-type="string">
            <text:p>Paprat</text:p>
          </table:table-cell>
          <table:table-cell office:value-type="string" calcext:value-type="string">
            <text:p>Papua Barat</text:p>
          </table:table-cell>
          <table:table-cell table:number-columns-repeated="2"/>
        </table:table-row>
        <table:table-row table:style-name="ro1">
          <table:table-cell/>
          <table:table-cell table:formula="of:=LEFT([.C43];3) &amp; RIGHT([.C43];3)" office:value-type="string" office:string-value="Telsih" calcext:value-type="string">
            <text:p>Telsih</text:p>
          </table:table-cell>
          <table:table-cell office:value-type="string" calcext:value-type="string">
            <text:p>Teluk Cendrawasi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02:33:59.164738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5T02:43:03.98273342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9" meta:object-count="0"/>
  </office:meta>
</office:document-meta>
</file>